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table:style-name="ce1" office:value-type="string" calcext:value-type="string">
            <text:p>Payload (porcentagem da massa do corpo)</text:p>
          </table:table-cell>
          <table:table-cell table:style-name="ce1" office:value-type="string" calcext:value-type="string">
            <text:p>End time (s)</text:p>
          </table:table-cell>
          <table:table-cell table:style-name="ce1" office:value-type="string" calcext:value-type="string">
            <text:p>Distúrbio (m/s²)</text:p>
          </table:table-cell>
          <table:table-cell table:style-name="ce1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Nao</text:p>
          </table:table-cell>
          <table:table-cell office:value-type="string" calcext:value-type="string">
            <text:p>Motor 1 7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Motor 1 5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,5</text:p>
          </table:table-cell>
          <table:table-cell table:style-name="ce1"/>
          <table:table-cell office:value-type="string" calcext:value-type="string">
            <text:p>Motor 1 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Motor 8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5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0%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formula="of:=SUM([.A32:.C32]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3:.C33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4:.C34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5:.C35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6:.C36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7:.C37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8:.C38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9:.C39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40:.C40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41:.C41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2:.C4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3:.C4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4:.C4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5:.C4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6:.C4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7:.C4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8:.C4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9:.C4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50:.C5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51:.C5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2:.C5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3:.C5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4:.C5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5:.C5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6:.C5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7:.C57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8:.C58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9:.C59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60:.C60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61:.C61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2:.C6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63:.C6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4:.C6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5:.C6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6:.C6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7:.C6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8:.C6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9:.C6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70:.C7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71:.C7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2:.C7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3:.C7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4:.C7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5:.C7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6:.C7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7:.C7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8:.C7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9:.C7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80:.C8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81:.C8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2:.C8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3:.C8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4:.C8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5:.C8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6:.C8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7:.C8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8:.C8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9:.C8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90:.C9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91:.C9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2:.C9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3:.C9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formula="of:=SUM([.A94:.C9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5:.C9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6:.C9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7:.C9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8:.C9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9:.C9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100:.C10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101:.C10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2:.C10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3:.C10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4:.C10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5:.C10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6:.C10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7:.C10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8:.C10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9:.C10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10:.C11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11:.C11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2:.C11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3:.C11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4:.C11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5:.C11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6:.C11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7:.C11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8:.C11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9:.C11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20:.C12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21:.C12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2:.C12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3:.C12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4:.C12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125:.C12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6:.C12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7:.C127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8:.C128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9:.C129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30:.C130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31:.C131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2:.C13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3:.C13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4:.C13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5:.C13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6:.C13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7:.C13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8:.C13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9:.C13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40:.C14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41:.C14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2:.C14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3:.C14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4:.C14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5:.C14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6:.C14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7:.C147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8:.C148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9:.C149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50:.C150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51:.C151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2:.C152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3:.C153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4:.C154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5:.C155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4" calcext:value-type="float">
            <text:p>4</text:p>
          </table:table-cell>
          <table:table-cell table:formula="of:=SUM([.A156:.C156])" office:value-type="float" office:value="12" calcext:value-type="float">
            <text:p>12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formula="of:=SUM([.A159:.C1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60:.C1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61:.C16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62:.C16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63:.C16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64:.C16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65:.C16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66:.C16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67:.C16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168:.C16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69:.C16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70:.C17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71:.C17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72:.C17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73:.C17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74:.C17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75:.C17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76:.C17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77:.C17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78:.C17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79:.C179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80:.C18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81:.C18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82:.C18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83:.C18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84:.C18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85:.C18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186:.C18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187:.C18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188:.C18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89:.C18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190:.C19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91:.C19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192:.C19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193:.C19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194:.C19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95:.C19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196:.C19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197:.C19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98:.C198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99:.C19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00:.C20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01:.C20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202:.C20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03:.C20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04:.C20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05:.C20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06:.C20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207:.C207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08:.C20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209:.C209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10:.C21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11:.C21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12:.C21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13:.C21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14:.C214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15:.C215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16:.C216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17:.C217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18:.C21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19:.C219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20:.C220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21:.C221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222:.C222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23:.C22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224:.C224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25:.C22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26:.C226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27:.C227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28:.C228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29:.C229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0:.C230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31:.C231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32:.C232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33:.C233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34:.C234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5:.C235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6:.C23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37:.C237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38:.C238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39:.C239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40:.C240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41:.C241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42:.C242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43:.C243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44:.C244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45:.C245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46:.C246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47:.C247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48:.C248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49:.C249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50:.C25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51:.C25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52:.C25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3:.C253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4:.C254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55:.C255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56:.C256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57:.C257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58:.C258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9:.C259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0:.C260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61:.C261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62:.C26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63:.C26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64:.C264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65:.C265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6:.C266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7:.C26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8:.C26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69:.C269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70:.C270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1:.C271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72:.C272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73:.C27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formula="of:=SUM([.A274:.C274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5:.C275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76:.C276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77:.C277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78:.C278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9:.C279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80:.C280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81:.C281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82:.C282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formula="of:=SUM([.A283:.C283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nto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287:.C28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88:.C28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89:.C28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90:.C29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91:.C29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92:.C29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93:.C29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294:.C29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95:.C29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96:.C29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97:.C29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98:.C29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99:.C299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00:.C30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01:.C30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02:.C30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03:.C30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04:.C304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05:.C30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06:.C306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07:.C307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08:.C308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09:.C309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10:.C31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11:.C31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12:.C31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formula="of:=SUM([.A313:.C31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314:.C314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15:.C315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16:.C316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317:.C317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18:.C318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19:.C319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20:.C320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1:.C321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2:.C322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23:.C323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24:.C324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5:.C325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26:.C326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27:.C327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28:.C328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29:.C329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0:.C330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1:.C331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32:.C332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33:.C333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34:.C334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35:.C335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6:.C336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7:.C337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38:.C338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39:.C339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0:.C340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41:.C341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2:.C342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3:.C343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44:.C344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5:.C345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6:.C346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47:.C347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8:.C348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9:.C349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27" calcext:value-type="float">
            <text:p>27</text:p>
          </table:table-cell>
          <table:table-cell table:formula="of:=SUM([.A350:.C350])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351:.C351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52:.C352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3:.C353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354:.C354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55:.C355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56:.C356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57:.C357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8:.C358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9:.C359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60:.C360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61:.C361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2:.C362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63:.C363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64:.C364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65:.C365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66:.C366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7:.C367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8:.C368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69:.C369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70:.C370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71:.C371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72:.C372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3:.C373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4:.C374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75:.C375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76:.C376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7:.C377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78:.C378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79:.C379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0:.C380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1:.C381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2:.C382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3:.C383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84:.C384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85:.C385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6:.C386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7:.C387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8:.C388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9:.C389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90:.C390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91:.C391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2:.C392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3:.C393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4:.C394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5:.C395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96:.C396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7:.C397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8:.C398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99:.C399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0:.C400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1:.C401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402:.C402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3:.C403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4:.C404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405:.C405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6:.C406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7:.C407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408:.C408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9:.C409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10:.C410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formula="of:=SUM([.A411:.C411])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taçao com 3</text:p>
          </table:table-cell>
          <table:table-cell table:number-columns-repeated="7"/>
        </table:table-row>
        <table:table-row table:style-name="ro1" table:number-rows-repeated="10481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87:Sheet1.D41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8-12-12T18:51:06.546255652</dc:date>
    <meta:editing-duration>PT9M3S</meta:editing-duration>
    <meta:editing-cycles>3</meta:editing-cycles>
    <meta:generator>LibreOffice/5.1.6.2$Linux_X86_64 LibreOffice_project/10m0$Build-2</meta:generator>
    <meta:document-statistic meta:table-count="1" meta:cell-count="1552" meta:object-count="0"/>
  </office:meta>
</office:document-meta>
</file>